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826in" style:rel-column-width="14031*"/>
    </style:style>
    <style:style style:name="Table9.B" style:family="table-column">
      <style:table-column-properties style:column-width="5.4424in" style:rel-column-width="5150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B5"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826in" style:rel-column-width="14031*"/>
    </style:style>
    <style:style style:name="Table10.B" style:family="table-column">
      <style:table-column-properties style:column-width="5.4424in" style:rel-column-width="51504*"/>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826in" style:rel-column-width="14031*"/>
    </style:style>
    <style:style style:name="Table11.B" style:family="table-column">
      <style:table-column-properties style:column-width="5.4424in" style:rel-column-width="51504*"/>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de">
      <style:text-properties fo:font-style="normal" fo:font-weight="normal" style:font-style-asian="normal" style:font-weight-asian="normal" style:font-style-complex="normal" style:font-weight-complex="normal"/>
    </style:style>
    <style:style style:name="P18"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19" style:family="paragraph" style:parent-style-name="Text_20_body" style:list-style-name="L2"/>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list-style-name="L2">
      <style:text-properties fo:font-style="normal" fo:font-weight="normal" style:font-style-asian="normal" style:font-weight-asian="normal" style:font-style-complex="normal" style:font-weight-complex="normal"/>
    </style:style>
    <style:style style:name="P22" style:family="paragraph" style:parent-style-name="Text_20_body" style:list-style-name="L3">
      <style:text-properties fo:font-style="normal" fo:font-weight="normal" style:font-style-asian="normal" style:font-weight-asian="normal" style:font-style-complex="normal" style:font-weight-complex="normal"/>
    </style:style>
    <style:style style:name="P23" style:family="paragraph" style:parent-style-name="Text_20_body" style:list-style-name="L3"/>
    <style:style style:name="P24" style:family="paragraph" style:parent-style-name="Heading_20_1">
      <style:text-properties fo:font-style="normal" style:font-style-asian="normal" style:font-style-complex="normal"/>
    </style:style>
    <style:style style:name="P25"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6" style:family="paragraph" style:parent-style-name="Heading_20_2">
      <style:text-properties fo:font-style="normal" fo:font-weight="bold" style:font-style-asian="normal" style:font-weight-asian="bold" style:font-style-complex="normal" style:font-weight-complex="bold"/>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style="normal" fo:font-weight="bold" style:font-style-asian="normal" style:font-weight-asian="bold" style:font-style-complex="normal" style:font-weight-complex="bold"/>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able_20_Contents">
      <style:text-properties style:font-name="Times New Roman1" fo:font-size="12pt"/>
    </style:style>
    <style:style style:name="P33"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34" style:family="paragraph" style:parent-style-name="Table_20_Contents">
      <style:text-properties style:font-name="Times New Roman1" fo:font-size="12pt" fo:font-style="normal" style:font-style-asian="normal" style:font-style-complex="normal"/>
    </style:style>
    <style:style style:name="P35" style:family="paragraph" style:parent-style-name="Table_20_Contents">
      <style:text-properties style:font-name="Times New Roman1" fo:font-size="12pt" fo:font-weight="bold" style:font-weight-asian="bold" style:font-weight-complex="bold"/>
    </style:style>
    <style:style style:name="P36" style:family="paragraph" style:parent-style-name="Table_20_Contents">
      <style:text-properties style:font-name="Times New Roman1" fo:font-size="12pt" fo:font-style="italic" style:font-style-asian="italic" style:font-style-complex="italic"/>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Ma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1743351523" text:style-name="L1">
        <text:list-header>
          <text:p text:style-name="P18">© 2008-2011. California Institute of Technology. ALL RIGHTS RESERVED. </text:p>
          <text:p text:style-name="P18">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text:s/>Introduction<text:tab/>4</text:p>
          <text:p text:style-name="P27"><text:s/>2. <text:s/>Politics<text:tab/>5</text:p>
          <text:p text:style-name="P28"><text:s/>2.1 Definition of Terms<text:tab/>5</text:p>
          <text:p text:style-name="P28"><text:s/>2.2 Actors<text:tab/>5</text:p>
          <text:p text:style-name="P28"><text:s/>2.3 Goals<text:tab/>6</text:p>
          <text:p text:style-name="P31"><text:s/>2.3.1 Possible Extensions<text:tab/>6</text:p>
          <text:p text:style-name="P28"><text:s/>2.4 Tactics<text:tab/>7</text:p>
          <text:p text:style-name="P31"><text:s/>2.4.1 Actions<text:tab/>8</text:p>
          <text:p text:style-name="P31"><text:s/>2.4.2 Cost Functions<text:tab/>8</text:p>
          <text:p text:style-name="P28"><text:s/>2.5 Conditions<text:tab/>9</text:p>
          <text:p text:style-name="P28"><text:s/>2.6 Tactic Execution Algorithm<text:tab/>9</text:p>
          <text:p text:style-name="P31"><text:s/>2.6.1 A Road Not Taken<text:tab/>10</text:p>
          <text:p text:style-name="P27"><text:s/>3. <text:s/>Catalog of Tactics and Conditions<text:tab/>12</text:p>
          <text:p text:style-name="P28"><text:s/>3.1 Tactic Types<text:tab/>12</text:p>
          <text:p text:style-name="P28"><text:s/>3.2 Condition Types<text:tab/>13</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4"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6"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_on_hand</text:p>
          </table:table-cell>
          <table:table-cell table:style-name="ActorAttributes.B2" office:value-type="string">
            <text:p text:style-name="P12">Cash on hand, in dollars: the money the actor has immediately available to fund tactics. <text:s/>Unspent cash_on_hand is carried over to the next tock.</text:p>
          </table:table-cell>
        </table:table-row>
        <table:table-row>
          <table:table-cell table:style-name="ActorAttributes.A2" office:value-type="string">
            <text:p text:style-name="P12">cash_reserve</text:p>
          </table:table-cell>
          <table:table-cell table:style-name="ActorAttributes.B2" office:value-type="string">
            <text:p text:style-name="P12">Cash reserve, in dollars. <text:s/>The actor can reserve funds for later use using the <text:soft-page-break/>SAVE tactic, and release them for spending later on using the SPEND tactic.</text:p>
          </table:table-cell>
        </table:table-row>
      </table:table>
      <text:p text:style-name="P4"/>
      <text:p text:style-name="P4">In addition, each actor can own force or organization groups, which it can use to carry out its tactics. <text:s/>Presence of personnel belonging to these groups can also contribute to the actor's control of a neighborhood.</text:p>
      <text:h text:style-name="P26"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29"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conditions that define a goal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1471008021" text:style-name="L2">
        <text:list-item>
          <text:p text:style-name="P21">Goal G2 has been met.</text:p>
        </text:list-item>
        <text:list-item>
          <text:p text:style-name="P19"><text:span text:style-name="T5">Goal G3 has </text:span><text:span text:style-name="T3">not</text:span><text:span text:style-name="T5"> been met.</text:span></text:p>
        </text:list-item>
        <text:list-item>
          <text:p text:style-name="P21">The simulation time is less than six months after time 0.</text:p>
        </text:list-item>
      </text:list>
      <text:p text:style-name="P4">This would allow the actor to pursue chains of goals, and to decide to pursue one goal in preference to another.</text:p>
      <text:p text:style-name="P4"><text:soft-page-break/>However, adding conditions like these to goals can cause the condition evaluation network to have cycles, which would have to be detected and prevented.</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6" text:outline-level="2">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execute</text:p>
          </table:table-cell>
          <table:table-cell table:style-name="Table8.B2" office:value-type="string">
            <text:p text:style-name="P12">Attempts to execute the tactic, returning true on success and false on failure. <text:s/>The tactic must first determine if there are sufficient resources, possibly scaling its effect to the resources available; if there are, it then expends those resources and executes its effect.</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30"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30"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1" text:note-class="footnote"><text:note-citation>1</text:note-citation><text:note-body><text:p text:style-name="Footnote">The actor's income will eventually be computed by the Economics model.</text:p></text:note-body></text:note></text:span><text:span text:style-name="T5"> and a stock of money called the actor's </text:span><text:span text:style-name="T6">cash-on-</text:span><text:span text:style-name="T6">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6" text:outline-level="2"><text:soft-page-break/>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6" text:outline-level="2"><text:bookmark-start text:name="__RefHeading__7283_355001903"/>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2" text:note-class="footnote"><text:note-citation>2</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P17">Evaluate all goal and condition flags.</text:p>
      <text:p text:style-name="Code"><text:soft-page-break/><text:span text:style-name="T5">For each actor </text:span><text:span text:style-name="T3">a:</text:span></text:p>
      <text:p text:style-name="Code"><text:span text:style-name="T3"><text:tab/></text:span><text:span text:style-name="T5">Determine the list of eligible tactics, i.e., those for which all dependent conditions are met.</text:span></text:p>
      <text:p text:style-name="Code"><text:span text:style-name="T5">For each actor </text:span><text:span text:style-name="T3">a</text:span><text:span text:style-name="T5">:</text:span></text:p>
      <text:p text:style-name="Code"><text:span text:style-name="T5"><text:tab/>For each of </text:span><text:span text:style-name="T3">a</text:span><text:span text:style-name="T5">'s eligible tactics </text:span><text:span text:style-name="T3">T</text:span><text:span text:style-name="T5">, in priority order:</text:span></text:p>
      <text:p text:style-name="Code"><text:span text:style-name="T5"><text:tab/><text:tab/>Attempt to execute </text:span><text:span text:style-name="T3">T</text:span><text:span text:style-name="T5">:</text:span></text:p>
      <text:p text:style-name="P17"><text:tab/><text:tab/><text:tab/>If insufficient resources are available:</text:p>
      <text:p text:style-name="P17"><text:tab/><text:tab/><text:tab/><text:tab/>Fail; continue with next tactic.</text:p>
      <text:p text:style-name="P17"><text:tab/><text:tab/><text:tab/>Expend resources.</text:p>
      <text:p text:style-name="P17"><text:tab/><text:tab/><text:tab/>Execute tactic.</text:p>
      <text:p text:style-name="P17"/>
      <text:h text:style-name="P30" text:outline-level="3">A Road Not Taken</text:h>
      <text:p text:style-name="P4">We also considered a different approach:</text:p>
      <text:list xml:id="list1478725387" text:style-name="L3">
        <text:list-item>
          <text:p text:style-name="P23"><text:span text:style-name="T5">Actor </text:span><text:span text:style-name="T3">a</text:span><text:span text:style-name="T5">'s goals are prioritized from most important to least important.</text:span></text:p>
        </text:list-item>
        <text:list-item>
          <text:p text:style-name="P22">Every tactic is associated explicitly with one or more goal.</text:p>
        </text:list-item>
        <text:list-item>
          <text:p text:style-name="P22">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ext:soft-page-break/>them to reflect the actor's likely very complex priorities—instead of trying to write a model to do that, and getting it wrong.</text:p>
      <text:h text:style-name="P25"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26" text:outline-level="2"><text:bookmark-start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4">): Set Defensive ROE</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text:p>
          </table:table-cell>
          <table:table-cell table:style-name="Table4.B2" office:value-type="string">
            <text:p text:style-name="P12">n/a</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4"/>
      <table:table table:name="Table10" table:style-name="Table10">
        <table:table-column table:style-name="Table10.A"/>
        <table:table-column table:style-name="Table10.B"/>
        <table:table-row>
          <table:table-cell table:style-name="Table10.A1" table:number-columns-spanned="2" office:value-type="string">
            <text:p text:style-name="P13">DEMOB(<text:span text:style-name="T2">g, mode, personnel, once</text:span><text:span text:style-name="T4">): Demobilize Forces</text:span></text:p>
          </table:table-cell>
          <table:covered-table-cell/>
        </table:table-row>
        <table:table-row>
          <table:table-cell table:style-name="Table10.A2" office:value-type="string">
            <text:p text:style-name="P13">Narrative:</text:p>
          </table:table-cell>
          <table:table-cell table:style-name="Table10.B2" office:value-type="string">
            <text:p text:style-name="P12">Demobilize <text:span text:style-name="T2">personnel</text:span><text:span text:style-name="T4"> of group</text:span> <text:span text:style-name="T2">g'</text:span><text:span text:style-name="T4">s available personnel</text:span><text:span text:style-name="T4">.</text:span><text:span text:style-name="T2"> </text:span></text:p>
          </table:table-cell>
        </table:table-row>
        <table:table-row>
          <table:table-cell table:style-name="Table10.A2" office:value-type="string">
            <text:p text:style-name="P13">Constraints:</text:p>
          </table:table-cell>
          <table:table-cell table:style-name="Table10.B2" office:value-type="string">
            <text:p text:style-name="P12">Group <text:span text:style-name="T2">g</text:span><text:span text:style-name="T4"> must be a force group owned by actor </text:span><text:span text:style-name="T2">a</text:span><text:span text:style-name="T4">.</text:span></text:p>
          </table:table-cell>
        </table:table-row>
        <table:table-row>
          <table:table-cell table:style-name="Table10.A2" office:value-type="string">
            <text:p text:style-name="P13">$/week</text:p>
          </table:table-cell>
          <table:table-cell table:style-name="Table10.B2" office:value-type="string">
            <text:p text:style-name="P14"><text:span text:style-name="T4">0</text:span></text:p>
          </table:table-cell>
        </table:table-row>
        <table:table-row>
          <table:table-cell table:style-name="Table10.A2" office:value-type="string">
            <text:p text:style-name="P13">Personnel:</text:p>
          </table:table-cell>
          <table:table-cell table:style-name="Table10.B2" office:value-type="string">
            <text:p text:style-name="P14">personnel</text:p>
          </table:table-cell>
        </table:table-row>
        <table:table-row>
          <table:table-cell table:style-name="Table10.A2" office:value-type="string">
            <text:p text:style-name="P13">Action:</text:p>
          </table:table-cell>
          <table:table-cell table:style-name="Table10.B2" office:value-type="string">
            <text:p text:style-name="P15">Removes personnel from the playbox. The personnel must be available for deployment. <text:s/>If <text:span text:style-name="T2">mode</text:span> is <text:span text:style-name="T10">SOME</text:span><text:span text:style-name="T12">, then the tactic removes up to </text:span><text:span text:style-name="T3">personnel</text:span><text:span text:style-name="T12"> available personnel; if the </text:span><text:span text:style-name="T3">mode </text:span><text:span text:style-name="T12">is </text:span><text:span text:style-name="T10">ALL</text:span><text:span text:style-name="T12">, then the tactic removes all available personnel.</text:span></text:p>
            <text:p text:style-name="P15"><text:span text:style-name="T12"/></text:p>
            <text:p text:style-name="P15"><text:span text:style-name="T12">If </text:span><text:span text:style-name="T3">once</text:span><text:span text:style-name="T12"> is true, then the tactic will execute only once; its state will be automatically set to "disabled" on execution. <text:s/>It will not execute a second time unless manually re-enabled by the user.</text:span></text:p>
          </table:table-cell>
        </table:table-row>
      </table:table>
      <text:p text:style-name="P4"/>
      <table:table table:name="Table11" table:style-name="Table11">
        <table:table-column table:style-name="Table11.A"/>
        <table:table-column table:style-name="Table11.B"/>
        <table:table-row>
          <table:table-cell table:style-name="Table11.A1" table:number-columns-spanned="2" office:value-type="string">
            <text:p text:style-name="P13">DEPLOY(<text:span text:style-name="T2">g, mode, personnel, nlist</text:span><text:span text:style-name="T4">): Deploy Forces</text:span></text:p>
          </table:table-cell>
          <table:covered-table-cell/>
        </table:table-row>
        <table:table-row>
          <table:table-cell table:style-name="Table11.A2" office:value-type="string">
            <text:p text:style-name="P13">Narrative:</text:p>
          </table:table-cell>
          <table:table-cell table:style-name="Table11.B2" office:value-type="string">
            <text:p text:style-name="P12">Deploy <text:span text:style-name="T2">personnel</text:span><text:span text:style-name="T4"> of group</text:span> <text:span text:style-name="T2">g'</text:span><text:span text:style-name="T4">s available personnel into neighborhoods </text:span><text:span text:style-name="T2">nlist</text:span><text:span text:style-name="T4">.</text:span><text:span text:style-name="T2"> </text:span></text:p>
          </table:table-cell>
        </table:table-row>
        <text:soft-page-break/>
        <table:table-row>
          <table:table-cell table:style-name="Table11.A2" office:value-type="string">
            <text:p text:style-name="P13">Constraints:</text:p>
          </table:table-cell>
          <table:table-cell table:style-name="Table11.B2" office:value-type="string">
            <text:p text:style-name="P12">Group <text:span text:style-name="T2">g</text:span><text:span text:style-name="T4"> must be a force group owned by actor </text:span><text:span text:style-name="T2">a</text:span><text:span text:style-name="T4">.</text:span></text:p>
          </table:table-cell>
        </table:table-row>
        <table:table-row>
          <table:table-cell table:style-name="Table11.A2" office:value-type="string">
            <text:p text:style-name="P13">$/week</text:p>
          </table:table-cell>
          <table:table-cell table:style-name="Table11.B2" office:value-type="string">
            <text:p text:style-name="P14">personnel<text:span text:style-name="T4"> * </text:span>cost<text:span text:style-name="T4">, where </text:span>cost<text:span text:style-name="T4"> is group </text:span>g<text:span text:style-name="T4">'s maintenance cost in $/person/week.</text:span></text:p>
          </table:table-cell>
        </table:table-row>
        <table:table-row>
          <table:table-cell table:style-name="Table11.A2" office:value-type="string">
            <text:p text:style-name="P13">Personnel:</text:p>
          </table:table-cell>
          <table:table-cell table:style-name="Table11.B2" office:value-type="string">
            <text:p text:style-name="P12">0. <text:s/>This tactic <text:span text:style-name="T4">makes personnel available for assignment.</text:span></text:p>
          </table:table-cell>
        </table:table-row>
        <table:table-row>
          <table:table-cell table:style-name="Table11.A2" office:value-type="string">
            <text:p text:style-name="P13">Action:</text:p>
          </table:table-cell>
          <table:table-cell table:style-name="Table11.B2" office:value-type="string">
            <text:p text:style-name="P15">Places personnel into neighborhoods so that they can assigned particular duties. If <text:span text:style-name="T2">mode</text:span> is <text:span text:style-name="T10">SOME</text:span><text:span text:style-name="T12">, then at least </text:span><text:span text:style-name="T3">personnel</text:span><text:span text:style-name="T12"> must be available, and the cost must be affordable, or the tactic will not execute. <text:s/></text:span></text:p>
            <text:p text:style-name="P16"/>
            <text:p text:style-name="P15"><text:span text:style-name="T12">If </text:span><text:span text:style-name="T3">mode</text:span><text:span text:style-name="T12"> is </text:span><text:span text:style-name="T10">ALL</text:span><text:span text:style-name="T12">, then the tactic will attempt to deploy all of the group's remaining undeployed personnel; if there are insufficient funds, the tactic will deploy as many of the troops as the actor can afford. <text:s/>This is intended for use as a catch-all at the low-priority end of the actor's strategy, so that all troops are deployed somewhere; undeployed troops are automatically demobilized.</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text:span text:style-name="T2">percent</text:span><text:span text:style-name="T4">): Save Money</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to the actor's cash reserv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Personnel:</text:p>
          </table:table-cell>
          <table:table-cell table:style-name="Table5.B5"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aves a percentage of the actor's income to his cash reserve. <text:s/>If less than the desired amount of cash is unavailable, the tactic will save whatever is left.</text:p>
          </table:table-cell>
        </table:table-row>
      </table:table>
      <text:p text:style-name="P9"/>
      <text:p text:style-name="P9"/>
      <table:table table:name="Table9" table:style-name="Table9">
        <table:table-column table:style-name="Table9.A"/>
        <table:table-column table:style-name="Table9.B"/>
        <table:table-row>
          <table:table-cell table:style-name="Table9.A1" table:number-columns-spanned="2" office:value-type="string">
            <text:p text:style-name="P13">SPEND(<text:span text:style-name="T2">percent</text:span><text:span text:style-name="T4">): Spend Money</text:span></text:p>
          </table:table-cell>
          <table:covered-table-cell/>
        </table:table-row>
        <table:table-row>
          <table:table-cell table:style-name="Table9.A2" office:value-type="string">
            <text:p text:style-name="P13">Narrative:</text:p>
          </table:table-cell>
          <table:table-cell table:style-name="Table9.B2" office:value-type="string">
            <text:p text:style-name="P12">Releases <text:span text:style-name="T2">percent</text:span><text:span text:style-name="T4">% of the actor's cash reserve for spending on tactics.</text:span></text:p>
          </table:table-cell>
        </table:table-row>
        <table:table-row>
          <table:table-cell table:style-name="Table9.A2" office:value-type="string">
            <text:p text:style-name="P13">Constraints:</text:p>
          </table:table-cell>
          <table:table-cell table:style-name="Table9.B2" office:value-type="string">
            <text:p text:style-name="P15">None.</text:p>
          </table:table-cell>
        </table:table-row>
        <table:table-row>
          <table:table-cell table:style-name="Table9.A2" office:value-type="string">
            <text:p text:style-name="P13">$/week</text:p>
          </table:table-cell>
          <table:table-cell table:style-name="Table9.B2" office:value-type="string">
            <text:p text:style-name="P12"><text:span text:style-name="T4"><draw:frame draw:style-name="fr1" draw:name="Object5" text:anchor-type="as-char" svg:width="1.7181in" svg:height="0.1839in" draw:z-index="1"><draw:object xlink:href="./Object 5" xlink:type="simple" xlink:show="embed" xlink:actuate="onLoad"/><draw:image xlink:href="./ObjectReplacements/Object 5" xlink:type="simple" xlink:show="embed" xlink:actuate="onLoad"/></draw:frame></text:span><text:span text:style-name="T4">, where </text:span><text:span text:style-name="T2">reserve</text:span><text:span text:style-name="T4"> is the actor's cash reserve. <text:s/>The value </text:span><text:span text:style-name="T4">is negative, because it will be immediately added to the cash available for tactics, instead of subtracted.</text:span></text:p>
          </table:table-cell>
        </table:table-row>
        <table:table-row>
          <table:table-cell table:style-name="Table9.A2" office:value-type="string">
            <text:p text:style-name="P13">Personnel:</text:p>
          </table:table-cell>
          <table:table-cell table:style-name="Table9.B5" office:value-type="float" office:value="0">
            <text:p text:style-name="P12">0</text:p>
          </table:table-cell>
        </table:table-row>
        <table:table-row>
          <table:table-cell table:style-name="Table9.A2" office:value-type="string">
            <text:p text:style-name="P13">Action:</text:p>
          </table:table-cell>
          <table:table-cell table:style-name="Table9.B2" office:value-type="string">
            <text:p text:style-name="P15">Removes a percentage of the actor's reserve.</text:p>
          </table:table-cell>
        </table:table-row>
      </table:table>
      <text:h text:style-name="P26" text:outline-level="2"><text:bookmark-start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able:table table:name="Table6" table:style-name="Table6">
        <table:table-column table:style-name="Table6.A"/>
        <table:table-column table:style-name="Table6.B"/>
        <text:soft-page-break/>
        <table:table-row>
          <table:table-cell table:style-name="Table6.A1" table:number-columns-spanned="2" office:value-type="string">
            <text:p text:style-name="P13">CASH(<text:span text:style-name="T4">LT|EQ|GT</text:span>, <text:span text:style-name="T2">x</text:span><text:span text:style-name="T4">): Cash Reserve</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reserve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May, 2011</text:p>
      </style:header>
      <style:footer>
        <text:p text:style-name="Footer"><text:tab/><text:page-number text:select-page="current">14</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1-05-10T13:37:23</dc:date>
    <meta:editing-duration>PT627H59M35S</meta:editing-duration>
    <meta:editing-cycles>440</meta:editing-cycles>
    <meta:generator>OpenOffice.org/3.1$Linux OpenOffice.org_project/310m19$Build-9420</meta:generator>
    <meta:print-date>2011-01-26T09:45:26</meta:print-date>
    <dc:creator>Will Duquette</dc:creator>
    <meta:document-statistic meta:table-count="12" meta:image-count="0" meta:object-count="2" meta:page-count="14" meta:paragraph-count="227" meta:word-count="2878" meta:character-count="17134"/>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ercent</mi>
        <mi mathvariant="normal">∗</mi>
        <mi mathvariant="italic">income</mi>
      </mrow>
      <mi mathvariant="normal">/</mi>
      <mn>100.0</mn>
    </mrow>
    <annotation encoding="StarMath 5.0">percent * income / 100.0</annotation>
  </semantics>
</math>
</file>

<file path=Object 5/content.xml><?xml version="1.0" encoding="utf-8"?>
<math xmlns="http://www.w3.org/1998/Math/MathML">
  <semantics>
    <mrow>
      <mrow>
        <mrow>
          <mi mathvariant="normal">−</mi>
          <mi mathvariant="italic">percent</mi>
        </mrow>
        <mi mathvariant="normal">∗</mi>
        <mi mathvariant="italic">reserve</mi>
      </mrow>
      <mi mathvariant="normal">/</mi>
      <mn>100.0</mn>
    </mrow>
    <annotation encoding="StarMath 5.0">-percent * reserve / 100.0</annotation>
  </semantics>
</math>
</file>